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1.251cm" svg:height="12.776cm" svg:x="0.826cm" svg:y="14.901cm">
            <draw:object draw:notify-on-update-of-ranges="Лист1.B12:Лист1.O12 Лист1.A5:Лист1.A5 Лист1.B7:Лист1.O7 Лист1.B12:Лист1.O12 Лист1.A8:Лист1.A8 Лист1.B10:Лист1.O10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5:Лист1.A5 Лист1.B7:Лист1.O7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.6775" calcext:value-type="float">
            <text:p>3,6775</text:p>
          </table:table-cell>
          <table:table-cell office:value-type="float" office:value="3.3625" calcext:value-type="float">
            <text:p>3,3625</text:p>
          </table:table-cell>
          <table:table-cell office:value-type="float" office:value="15.595" calcext:value-type="float">
            <text:p>15,595</text:p>
          </table:table-cell>
          <table:table-cell office:value-type="float" office:value="23.05" calcext:value-type="float">
            <text:p>23,05</text:p>
          </table:table-cell>
          <table:table-cell office:value-type="float" office:value="30.855" calcext:value-type="float">
            <text:p>30,855</text:p>
          </table:table-cell>
          <table:table-cell office:value-type="float" office:value="65.0175" calcext:value-type="float">
            <text:p>65,0175</text:p>
          </table:table-cell>
          <table:table-cell office:value-type="float" office:value="97.33" calcext:value-type="float">
            <text:p>97,33</text:p>
          </table:table-cell>
          <table:table-cell office:value-type="float" office:value="131.8875" calcext:value-type="float">
            <text:p>131,8875</text:p>
          </table:table-cell>
          <table:table-cell office:value-type="float" office:value="132.7" calcext:value-type="float">
            <text:p>132,7</text:p>
          </table:table-cell>
          <table:table-cell office:value-type="float" office:value="179.0825" calcext:value-type="float">
            <text:p>179,0825</text:p>
          </table:table-cell>
          <table:table-cell office:value-type="float" office:value="230.725" calcext:value-type="float">
            <text:p>230,725</text:p>
          </table:table-cell>
          <table:table-cell office:value-type="float" office:value="321.6275" calcext:value-type="float">
            <text:p>321,6275</text:p>
          </table:table-cell>
          <table:table-cell office:value-type="float" office:value="372.515" calcext:value-type="float">
            <text:p>372,515</text:p>
          </table:table-cell>
          <table:table-cell office:value-type="float" office:value="455.5325" calcext:value-type="float">
            <text:p>455,5325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.925" calcext:value-type="float">
            <text:p>6,925</text:p>
          </table:table-cell>
          <table:table-cell office:value-type="float" office:value="12.515" calcext:value-type="float">
            <text:p>12,515</text:p>
          </table:table-cell>
          <table:table-cell office:value-type="float" office:value="25.92" calcext:value-type="float">
            <text:p>25,92</text:p>
          </table:table-cell>
          <table:table-cell office:value-type="float" office:value="47.28" calcext:value-type="float">
            <text:p>47,28</text:p>
          </table:table-cell>
          <table:table-cell office:value-type="float" office:value="86.0925" calcext:value-type="float">
            <text:p>86,0925</text:p>
          </table:table-cell>
          <table:table-cell office:value-type="float" office:value="122.1" calcext:value-type="float">
            <text:p>122,1</text:p>
          </table:table-cell>
          <table:table-cell office:value-type="float" office:value="165.78" calcext:value-type="float">
            <text:p>165,78</text:p>
          </table:table-cell>
          <table:table-cell office:value-type="float" office:value="205.995" calcext:value-type="float">
            <text:p>205,995</text:p>
          </table:table-cell>
          <table:table-cell office:value-type="float" office:value="257.475" calcext:value-type="float">
            <text:p>257,475</text:p>
          </table:table-cell>
          <table:table-cell office:value-type="float" office:value="287.38" calcext:value-type="float">
            <text:p>287,38</text:p>
          </table:table-cell>
          <table:table-cell office:value-type="float" office:value="375.7625" calcext:value-type="float">
            <text:p>375,7625</text:p>
          </table:table-cell>
          <table:table-cell office:value-type="float" office:value="406.9725" calcext:value-type="float">
            <text:p>406,9725</text:p>
          </table:table-cell>
          <table:table-cell office:value-type="float" office:value="456.64" calcext:value-type="float">
            <text:p>456,64</text:p>
          </table:table-cell>
          <table:table-cell office:value-type="float" office:value="563.8325" calcext:value-type="float">
            <text:p>563,832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9725" calcext:value-type="float">
            <text:p>0,9725</text:p>
          </table:table-cell>
          <table:table-cell office:value-type="float" office:value="3.465" calcext:value-type="float">
            <text:p>3,465</text:p>
          </table:table-cell>
          <table:table-cell office:value-type="float" office:value="16.1475" calcext:value-type="float">
            <text:p>16,1475</text:p>
          </table:table-cell>
          <table:table-cell office:value-type="float" office:value="21.5025" calcext:value-type="float">
            <text:p>21,5025</text:p>
          </table:table-cell>
          <table:table-cell office:value-type="float" office:value="34.04" calcext:value-type="float">
            <text:p>34,04</text:p>
          </table:table-cell>
          <table:table-cell office:value-type="float" office:value="66.98" calcext:value-type="float">
            <text:p>66,98</text:p>
          </table:table-cell>
          <table:table-cell office:value-type="float" office:value="104.1975" calcext:value-type="float">
            <text:p>104,1975</text:p>
          </table:table-cell>
          <table:table-cell office:value-type="float" office:value="176.44" calcext:value-type="float">
            <text:p>176,44</text:p>
          </table:table-cell>
          <table:table-cell office:value-type="float" office:value="178.8675" calcext:value-type="float">
            <text:p>178,8675</text:p>
          </table:table-cell>
          <table:table-cell office:value-type="float" office:value="237.55" calcext:value-type="float">
            <text:p>237,55</text:p>
          </table:table-cell>
          <table:table-cell office:value-type="float" office:value="302.1425" calcext:value-type="float">
            <text:p>302,1425</text:p>
          </table:table-cell>
          <table:table-cell office:value-type="float" office:value="389.9875" calcext:value-type="float">
            <text:p>389,9875</text:p>
          </table:table-cell>
          <table:table-cell office:value-type="float" office:value="440.2175" calcext:value-type="float">
            <text:p>440,2175</text:p>
          </table:table-cell>
          <table:table-cell office:value-type="float" office:value="491.2775" calcext:value-type="float">
            <text:p>491,2775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8175" calcext:value-type="float">
            <text:p>0,8175</text:p>
          </table:table-cell>
          <table:table-cell office:value-type="float" office:value="2.4175" calcext:value-type="float">
            <text:p>2,4175</text:p>
          </table:table-cell>
          <table:table-cell office:value-type="float" office:value="7.15" calcext:value-type="float">
            <text:p>7,15</text:p>
          </table:table-cell>
          <table:table-cell office:value-type="float" office:value="11.57" calcext:value-type="float">
            <text:p>11,57</text:p>
          </table:table-cell>
          <table:table-cell office:value-type="float" office:value="11.81" calcext:value-type="float">
            <text:p>11,81</text:p>
          </table:table-cell>
          <table:table-cell office:value-type="float" office:value="16.265" calcext:value-type="float">
            <text:p>16,265</text:p>
          </table:table-cell>
          <table:table-cell office:value-type="float" office:value="21.3425" calcext:value-type="float">
            <text:p>21,3425</text:p>
          </table:table-cell>
          <table:table-cell office:value-type="float" office:value="26.555" calcext:value-type="float">
            <text:p>26,555</text:p>
          </table:table-cell>
          <table:table-cell office:value-type="float" office:value="32.2875" calcext:value-type="float">
            <text:p>32,2875</text:p>
          </table:table-cell>
          <table:table-cell office:value-type="float" office:value="39.68" calcext:value-type="float">
            <text:p>39,68</text:p>
          </table:table-cell>
          <table:table-cell office:value-type="float" office:value="45.4" calcext:value-type="float">
            <text:p>45,4</text:p>
          </table:table-cell>
          <table:table-cell office:value-type="float" office:value="51.9625" calcext:value-type="float">
            <text:p>51,9625</text:p>
          </table:table-cell>
          <table:table-cell office:value-type="float" office:value="60.1" calcext:value-type="float">
            <text:p>60,1</text:p>
          </table:table-cell>
          <table:table-cell office:value-type="float" office:value="67.775" calcext:value-type="float">
            <text:p>67,775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.2" calcext:value-type="float">
            <text:p>3,2</text:p>
          </table:table-cell>
          <table:table-cell office:value-type="float" office:value="6.225" calcext:value-type="float">
            <text:p>6,225</text:p>
          </table:table-cell>
          <table:table-cell office:value-type="float" office:value="8.31" calcext:value-type="float">
            <text:p>8,31</text:p>
          </table:table-cell>
          <table:table-cell office:value-type="float" office:value="12.875" calcext:value-type="float">
            <text:p>12,875</text:p>
          </table:table-cell>
          <table:table-cell office:value-type="float" office:value="20.765" calcext:value-type="float">
            <text:p>20,765</text:p>
          </table:table-cell>
          <table:table-cell office:value-type="float" office:value="45.785" calcext:value-type="float">
            <text:p>45,785</text:p>
          </table:table-cell>
          <table:table-cell office:value-type="float" office:value="68.23" calcext:value-type="float">
            <text:p>68,23</text:p>
          </table:table-cell>
          <table:table-cell office:value-type="float" office:value="89.445" calcext:value-type="float">
            <text:p>89,445</text:p>
          </table:table-cell>
          <table:table-cell office:value-type="float" office:value="102.755" calcext:value-type="float">
            <text:p>102,755</text:p>
          </table:table-cell>
          <table:table-cell office:value-type="float" office:value="130.0225" calcext:value-type="float">
            <text:p>130,0225</text:p>
          </table:table-cell>
          <table:table-cell office:value-type="float" office:value="156.0675" calcext:value-type="float">
            <text:p>156,0675</text:p>
          </table:table-cell>
          <table:table-cell office:value-type="float" office:value="176.2425" calcext:value-type="float">
            <text:p>176,2425</text:p>
          </table:table-cell>
          <table:table-cell office:value-type="float" office:value="215.18" calcext:value-type="float">
            <text:p>215,18</text:p>
          </table:table-cell>
          <table:table-cell office:value-type="float" office:value="273.965" calcext:value-type="float">
            <text:p>273,96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1025" calcext:value-type="float">
            <text:p>4,1025</text:p>
          </table:table-cell>
          <table:table-cell office:value-type="float" office:value="5.735" calcext:value-type="float">
            <text:p>5,735</text:p>
          </table:table-cell>
          <table:table-cell office:value-type="float" office:value="8.245" calcext:value-type="float">
            <text:p>8,245</text:p>
          </table:table-cell>
          <table:table-cell office:value-type="float" office:value="11.7475" calcext:value-type="float">
            <text:p>11,7475</text:p>
          </table:table-cell>
          <table:table-cell office:value-type="float" office:value="19.09" calcext:value-type="float">
            <text:p>19,09</text:p>
          </table:table-cell>
          <table:table-cell office:value-type="float" office:value="41.27" calcext:value-type="float">
            <text:p>41,27</text:p>
          </table:table-cell>
          <table:table-cell office:value-type="float" office:value="61.98" calcext:value-type="float">
            <text:p>61,98</text:p>
          </table:table-cell>
          <table:table-cell office:value-type="float" office:value="83.135" calcext:value-type="float">
            <text:p>83,135</text:p>
          </table:table-cell>
          <table:table-cell office:value-type="float" office:value="89.18" calcext:value-type="float">
            <text:p>89,18</text:p>
          </table:table-cell>
          <table:table-cell office:value-type="float" office:value="109.0575" calcext:value-type="float">
            <text:p>109,0575</text:p>
          </table:table-cell>
          <table:table-cell office:value-type="float" office:value="142.6175" calcext:value-type="float">
            <text:p>142,6175</text:p>
          </table:table-cell>
          <table:table-cell office:value-type="float" office:value="182.4425" calcext:value-type="float">
            <text:p>182,4425</text:p>
          </table:table-cell>
          <table:table-cell office:value-type="float" office:value="202.255" calcext:value-type="float">
            <text:p>202,255</text:p>
          </table:table-cell>
          <table:table-cell office:value-type="float" office:value="223.8575" calcext:value-type="float">
            <text:p>223,8575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385" calcext:value-type="float">
            <text:p>4,385</text:p>
          </table:table-cell>
          <table:table-cell office:value-type="float" office:value="6.5925" calcext:value-type="float">
            <text:p>6,5925</text:p>
          </table:table-cell>
          <table:table-cell office:value-type="float" office:value="8.785" calcext:value-type="float">
            <text:p>8,785</text:p>
          </table:table-cell>
          <table:table-cell office:value-type="float" office:value="11.95" calcext:value-type="float">
            <text:p>11,95</text:p>
          </table:table-cell>
          <table:table-cell office:value-type="float" office:value="18.68" calcext:value-type="float">
            <text:p>18,68</text:p>
          </table:table-cell>
          <table:table-cell office:value-type="float" office:value="38.6475" calcext:value-type="float">
            <text:p>38,6475</text:p>
          </table:table-cell>
          <table:table-cell office:value-type="float" office:value="52.4475" calcext:value-type="float">
            <text:p>52,4475</text:p>
          </table:table-cell>
          <table:table-cell office:value-type="float" office:value="75.115" calcext:value-type="float">
            <text:p>75,115</text:p>
          </table:table-cell>
          <table:table-cell office:value-type="float" office:value="89.025" calcext:value-type="float">
            <text:p>89,025</text:p>
          </table:table-cell>
          <table:table-cell office:value-type="float" office:value="113.295" calcext:value-type="float">
            <text:p>113,295</text:p>
          </table:table-cell>
          <table:table-cell office:value-type="float" office:value="136.585" calcext:value-type="float">
            <text:p>136,585</text:p>
          </table:table-cell>
          <table:table-cell office:value-type="float" office:value="178.7825" calcext:value-type="float">
            <text:p>178,7825</text:p>
          </table:table-cell>
          <table:table-cell office:value-type="float" office:value="193.87" calcext:value-type="float">
            <text:p>193,87</text:p>
          </table:table-cell>
          <table:table-cell office:value-type="float" office:value="246.14" calcext:value-type="float">
            <text:p>246,14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3475" calcext:value-type="float">
            <text:p>1,3475</text:p>
          </table:table-cell>
          <table:table-cell office:value-type="float" office:value="4.559079" calcext:value-type="float">
            <text:p>4,559079</text:p>
          </table:table-cell>
          <table:table-cell office:value-type="float" office:value="8.47" calcext:value-type="float">
            <text:p>8,47</text:p>
          </table:table-cell>
          <table:table-cell office:value-type="float" office:value="37.4675" calcext:value-type="float">
            <text:p>37,4675</text:p>
          </table:table-cell>
          <table:table-cell office:value-type="float" office:value="61.605921" calcext:value-type="float">
            <text:p>61,605921</text:p>
          </table:table-cell>
          <table:table-cell office:value-type="float" office:value="86.865" calcext:value-type="float">
            <text:p>86,865</text:p>
          </table:table-cell>
          <table:table-cell office:value-type="float" office:value="120.2025" calcext:value-type="float">
            <text:p>120,2025</text:p>
          </table:table-cell>
          <table:table-cell office:value-type="float" office:value="153.675" calcext:value-type="float">
            <text:p>153,675</text:p>
          </table:table-cell>
          <table:table-cell office:value-type="float" office:value="192.0225" calcext:value-type="float">
            <text:p>192,0225</text:p>
          </table:table-cell>
          <table:table-cell office:value-type="float" office:value="251.5725" calcext:value-type="float">
            <text:p>251,5725</text:p>
          </table:table-cell>
          <table:table-cell office:value-type="float" office:value="293.755" calcext:value-type="float">
            <text:p>293,755</text:p>
          </table:table-cell>
          <table:table-cell office:value-type="float" office:value="344.8025" calcext:value-type="float">
            <text:p>344,8025</text:p>
          </table:table-cell>
          <table:table-cell office:value-type="float" office:value="404.22" calcext:value-type="float">
            <text:p>404,22</text:p>
          </table:table-cell>
          <table:table-cell office:value-type="float" office:value="464.925" calcext:value-type="float">
            <text:p>464,925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.09" calcext:value-type="float">
            <text:p>1,09</text:p>
          </table:table-cell>
          <table:table-cell office:value-type="float" office:value="3.11" calcext:value-type="float">
            <text:p>3,11</text:p>
          </table:table-cell>
          <table:table-cell office:value-type="float" office:value="6.2525" calcext:value-type="float">
            <text:p>6,2525</text:p>
          </table:table-cell>
          <table:table-cell office:value-type="float" office:value="10.7025" calcext:value-type="float">
            <text:p>10,7025</text:p>
          </table:table-cell>
          <table:table-cell office:value-type="float" office:value="16.595" calcext:value-type="float">
            <text:p>16,595</text:p>
          </table:table-cell>
          <table:table-cell office:value-type="float" office:value="43.135" calcext:value-type="float">
            <text:p>43,135</text:p>
          </table:table-cell>
          <table:table-cell office:value-type="float" office:value="111.3475" calcext:value-type="float">
            <text:p>111,3475</text:p>
          </table:table-cell>
          <table:table-cell office:value-type="float" office:value="164.1525" calcext:value-type="float">
            <text:p>164,1525</text:p>
          </table:table-cell>
          <table:table-cell office:value-type="float" office:value="168.086711" calcext:value-type="float">
            <text:p>168,086711</text:p>
          </table:table-cell>
          <table:table-cell office:value-type="float" office:value="171.960132" calcext:value-type="float">
            <text:p>171,960132</text:p>
          </table:table-cell>
          <table:table-cell office:value-type="float" office:value="217.023743" calcext:value-type="float">
            <text:p>217,023743</text:p>
          </table:table-cell>
          <table:table-cell office:value-type="float" office:value="334.7975" calcext:value-type="float">
            <text:p>334,7975</text:p>
          </table:table-cell>
          <table:table-cell office:value-type="float" office:value="272.623289" calcext:value-type="float">
            <text:p>272,623289</text:p>
          </table:table-cell>
          <table:table-cell office:value-type="float" office:value="350.275789" calcext:value-type="float">
            <text:p>350,275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4:31:16.75203302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4:56:45.752339592</dc:date>
    <meta:editing-duration>PT11H24M58S</meta:editing-duration>
    <meta:editing-cycles>6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252cm" svg:height="12.777cm" xlink:href=".." xlink:type="simple" chart:class="chart:scatter" chart:style-name="ch1">
        <chart:title svg:x="12.288cm" svg:y="0.391cm" chart:style-name="ch2">
          <text:p>change_N_metric_query_handler</text:p>
        </chart:title>
        <chart:legend chart:legend-position="end" svg:x="23.161cm" svg:y="3.848cm" style:legend-expansion="high" chart:style-name="ch3"/>
        <chart:plot-area chart:style-name="ch4" table:cell-range-address="Лист1.B12:Лист1.O13 Лист1.A5:Лист1.A5 Лист1.B7:Лист1.O7 Лист1.A8:Лист1.A8 Лист1.B10:Лист1.O10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625cm" svg:y="1.451cm" svg:width="21.911cm" svg:height="11.071cm">
          <chartooo:coordinate-region svg:x="1.432cm" svg:y="1.65cm" svg:width="20.732cm" svg:height="10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7:Лист1.O7" chart:label-cell-address="Лист1.A5:Лист1.A5" chart:class="chart:scatter">
            <chart:data-point chart:repeated="14"/>
          </chart:series>
          <chart:series chart:style-name="ch16" chart:values-cell-range-address="Лист1.B31:Лист1.O31" chart:label-cell-address="Лист1.A29:Лист1.A29" chart:class="chart:scatter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3.6775">
                <text:p>3.6775</text:p>
                <draw:g>
                  <svg:desc>Лист1.B7:Лист1.O7</svg:desc>
                </draw:g>
              </table:table-cell>
              <table:table-cell office:value-type="float" office:value="3.3625">
                <text:p>3.3625</text:p>
              </table:table-cell>
              <table:table-cell office:value-type="float" office:value="15.595">
                <text:p>15.595</text:p>
              </table:table-cell>
              <table:table-cell office:value-type="float" office:value="23.05">
                <text:p>23.05</text:p>
              </table:table-cell>
              <table:table-cell office:value-type="float" office:value="30.855">
                <text:p>30.855</text:p>
              </table:table-cell>
              <table:table-cell office:value-type="float" office:value="65.0175">
                <text:p>65.0175</text:p>
              </table:table-cell>
              <table:table-cell office:value-type="float" office:value="97.33">
                <text:p>97.33</text:p>
              </table:table-cell>
              <table:table-cell office:value-type="float" office:value="131.8875">
                <text:p>131.8875</text:p>
              </table:table-cell>
              <table:table-cell office:value-type="float" office:value="132.7">
                <text:p>132.7</text:p>
              </table:table-cell>
              <table:table-cell office:value-type="float" office:value="179.0825">
                <text:p>179.0825</text:p>
              </table:table-cell>
              <table:table-cell office:value-type="float" office:value="230.725">
                <text:p>230.725</text:p>
              </table:table-cell>
              <table:table-cell office:value-type="float" office:value="321.6275">
                <text:p>321.6275</text:p>
              </table:table-cell>
              <table:table-cell office:value-type="float" office:value="372.515">
                <text:p>372.515</text:p>
              </table:table-cell>
              <table:table-cell office:value-type="float" office:value="455.5325">
                <text:p>455.5325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6.925">
                <text:p>6.925</text:p>
                <draw:g>
                  <svg:desc>Лист1.B10:Лист1.O10</svg:desc>
                </draw:g>
              </table:table-cell>
              <table:table-cell office:value-type="float" office:value="12.515">
                <text:p>12.515</text:p>
              </table:table-cell>
              <table:table-cell office:value-type="float" office:value="25.92">
                <text:p>25.92</text:p>
              </table:table-cell>
              <table:table-cell office:value-type="float" office:value="47.28">
                <text:p>47.28</text:p>
              </table:table-cell>
              <table:table-cell office:value-type="float" office:value="86.0925">
                <text:p>86.0925</text:p>
              </table:table-cell>
              <table:table-cell office:value-type="float" office:value="122.1">
                <text:p>122.1</text:p>
              </table:table-cell>
              <table:table-cell office:value-type="float" office:value="165.78">
                <text:p>165.78</text:p>
              </table:table-cell>
              <table:table-cell office:value-type="float" office:value="205.995">
                <text:p>205.995</text:p>
              </table:table-cell>
              <table:table-cell office:value-type="float" office:value="257.475">
                <text:p>257.475</text:p>
              </table:table-cell>
              <table:table-cell office:value-type="float" office:value="287.38">
                <text:p>287.38</text:p>
              </table:table-cell>
              <table:table-cell office:value-type="float" office:value="375.7625">
                <text:p>375.7625</text:p>
              </table:table-cell>
              <table:table-cell office:value-type="float" office:value="406.9725">
                <text:p>406.9725</text:p>
              </table:table-cell>
              <table:table-cell office:value-type="float" office:value="456.64">
                <text:p>456.64</text:p>
              </table:table-cell>
              <table:table-cell office:value-type="float" office:value="563.8325">
                <text:p>563.832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0.9725">
                <text:p>0.9725</text:p>
                <draw:g>
                  <svg:desc>Лист1.B13:Лист1.O13</svg:desc>
                </draw:g>
              </table:table-cell>
              <table:table-cell office:value-type="float" office:value="3.465">
                <text:p>3.465</text:p>
              </table:table-cell>
              <table:table-cell office:value-type="float" office:value="16.1475">
                <text:p>16.1475</text:p>
              </table:table-cell>
              <table:table-cell office:value-type="float" office:value="21.5025">
                <text:p>21.5025</text:p>
              </table:table-cell>
              <table:table-cell office:value-type="float" office:value="34.04">
                <text:p>34.04</text:p>
              </table:table-cell>
              <table:table-cell office:value-type="float" office:value="66.98">
                <text:p>66.98</text:p>
              </table:table-cell>
              <table:table-cell office:value-type="float" office:value="104.1975">
                <text:p>104.1975</text:p>
              </table:table-cell>
              <table:table-cell office:value-type="float" office:value="176.44">
                <text:p>176.44</text:p>
              </table:table-cell>
              <table:table-cell office:value-type="float" office:value="178.8675">
                <text:p>178.8675</text:p>
              </table:table-cell>
              <table:table-cell office:value-type="float" office:value="237.55">
                <text:p>237.55</text:p>
              </table:table-cell>
              <table:table-cell office:value-type="float" office:value="302.1425">
                <text:p>302.1425</text:p>
              </table:table-cell>
              <table:table-cell office:value-type="float" office:value="389.9875">
                <text:p>389.9875</text:p>
              </table:table-cell>
              <table:table-cell office:value-type="float" office:value="440.2175">
                <text:p>440.2175</text:p>
              </table:table-cell>
              <table:table-cell office:value-type="float" office:value="491.2775">
                <text:p>491.2775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0.8175">
                <text:p>0.8175</text:p>
                <draw:g>
                  <svg:desc>Лист1.B16:Лист1.O16</svg:desc>
                </draw:g>
              </table:table-cell>
              <table:table-cell office:value-type="float" office:value="2.4175">
                <text:p>2.4175</text:p>
              </table:table-cell>
              <table:table-cell office:value-type="float" office:value="7.15">
                <text:p>7.15</text:p>
              </table:table-cell>
              <table:table-cell office:value-type="float" office:value="11.57">
                <text:p>11.57</text:p>
              </table:table-cell>
              <table:table-cell office:value-type="float" office:value="11.81">
                <text:p>11.81</text:p>
              </table:table-cell>
              <table:table-cell office:value-type="float" office:value="16.265">
                <text:p>16.265</text:p>
              </table:table-cell>
              <table:table-cell office:value-type="float" office:value="21.3425">
                <text:p>21.3425</text:p>
              </table:table-cell>
              <table:table-cell office:value-type="float" office:value="26.555">
                <text:p>26.555</text:p>
              </table:table-cell>
              <table:table-cell office:value-type="float" office:value="32.2875">
                <text:p>32.2875</text:p>
              </table:table-cell>
              <table:table-cell office:value-type="float" office:value="39.68">
                <text:p>39.68</text:p>
              </table:table-cell>
              <table:table-cell office:value-type="float" office:value="45.4">
                <text:p>45.4</text:p>
              </table:table-cell>
              <table:table-cell office:value-type="float" office:value="51.9625">
                <text:p>51.9625</text:p>
              </table:table-cell>
              <table:table-cell office:value-type="float" office:value="60.1">
                <text:p>60.1</text:p>
              </table:table-cell>
              <table:table-cell office:value-type="float" office:value="67.775">
                <text:p>67.775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3.2">
                <text:p>3.2</text:p>
                <draw:g>
                  <svg:desc>Лист1.B19:Лист1.O19</svg:desc>
                </draw:g>
              </table:table-cell>
              <table:table-cell office:value-type="float" office:value="6.225">
                <text:p>6.225</text:p>
              </table:table-cell>
              <table:table-cell office:value-type="float" office:value="8.31">
                <text:p>8.31</text:p>
              </table:table-cell>
              <table:table-cell office:value-type="float" office:value="12.875">
                <text:p>12.875</text:p>
              </table:table-cell>
              <table:table-cell office:value-type="float" office:value="20.765">
                <text:p>20.765</text:p>
              </table:table-cell>
              <table:table-cell office:value-type="float" office:value="45.785">
                <text:p>45.785</text:p>
              </table:table-cell>
              <table:table-cell office:value-type="float" office:value="68.23">
                <text:p>68.23</text:p>
              </table:table-cell>
              <table:table-cell office:value-type="float" office:value="89.445">
                <text:p>89.445</text:p>
              </table:table-cell>
              <table:table-cell office:value-type="float" office:value="102.755">
                <text:p>102.755</text:p>
              </table:table-cell>
              <table:table-cell office:value-type="float" office:value="130.0225">
                <text:p>130.0225</text:p>
              </table:table-cell>
              <table:table-cell office:value-type="float" office:value="156.0675">
                <text:p>156.0675</text:p>
              </table:table-cell>
              <table:table-cell office:value-type="float" office:value="176.2425">
                <text:p>176.2425</text:p>
              </table:table-cell>
              <table:table-cell office:value-type="float" office:value="215.18">
                <text:p>215.18</text:p>
              </table:table-cell>
              <table:table-cell office:value-type="float" office:value="273.965">
                <text:p>273.96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4.1025">
                <text:p>4.1025</text:p>
                <draw:g>
                  <svg:desc>Лист1.B22:Лист1.O22</svg:desc>
                </draw:g>
              </table:table-cell>
              <table:table-cell office:value-type="float" office:value="5.735">
                <text:p>5.735</text:p>
              </table:table-cell>
              <table:table-cell office:value-type="float" office:value="8.245">
                <text:p>8.245</text:p>
              </table:table-cell>
              <table:table-cell office:value-type="float" office:value="11.7475">
                <text:p>11.7475</text:p>
              </table:table-cell>
              <table:table-cell office:value-type="float" office:value="19.09">
                <text:p>19.09</text:p>
              </table:table-cell>
              <table:table-cell office:value-type="float" office:value="41.27">
                <text:p>41.27</text:p>
              </table:table-cell>
              <table:table-cell office:value-type="float" office:value="61.98">
                <text:p>61.98</text:p>
              </table:table-cell>
              <table:table-cell office:value-type="float" office:value="83.135">
                <text:p>83.135</text:p>
              </table:table-cell>
              <table:table-cell office:value-type="float" office:value="89.18">
                <text:p>89.18</text:p>
              </table:table-cell>
              <table:table-cell office:value-type="float" office:value="109.0575">
                <text:p>109.0575</text:p>
              </table:table-cell>
              <table:table-cell office:value-type="float" office:value="142.6175">
                <text:p>142.6175</text:p>
              </table:table-cell>
              <table:table-cell office:value-type="float" office:value="182.4425">
                <text:p>182.4425</text:p>
              </table:table-cell>
              <table:table-cell office:value-type="float" office:value="202.255">
                <text:p>202.255</text:p>
              </table:table-cell>
              <table:table-cell office:value-type="float" office:value="223.8575">
                <text:p>223.8575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4.385">
                <text:p>4.385</text:p>
                <draw:g>
                  <svg:desc>Лист1.B25:Лист1.O25</svg:desc>
                </draw:g>
              </table:table-cell>
              <table:table-cell office:value-type="float" office:value="6.5925">
                <text:p>6.5925</text:p>
              </table:table-cell>
              <table:table-cell office:value-type="float" office:value="8.785">
                <text:p>8.785</text:p>
              </table:table-cell>
              <table:table-cell office:value-type="float" office:value="11.95">
                <text:p>11.95</text:p>
              </table:table-cell>
              <table:table-cell office:value-type="float" office:value="18.68">
                <text:p>18.68</text:p>
              </table:table-cell>
              <table:table-cell office:value-type="float" office:value="38.6475">
                <text:p>38.6475</text:p>
              </table:table-cell>
              <table:table-cell office:value-type="float" office:value="52.4475">
                <text:p>52.4475</text:p>
              </table:table-cell>
              <table:table-cell office:value-type="float" office:value="75.115">
                <text:p>75.115</text:p>
              </table:table-cell>
              <table:table-cell office:value-type="float" office:value="89.025">
                <text:p>89.025</text:p>
              </table:table-cell>
              <table:table-cell office:value-type="float" office:value="113.295">
                <text:p>113.295</text:p>
              </table:table-cell>
              <table:table-cell office:value-type="float" office:value="136.585">
                <text:p>136.585</text:p>
              </table:table-cell>
              <table:table-cell office:value-type="float" office:value="178.7825">
                <text:p>178.7825</text:p>
              </table:table-cell>
              <table:table-cell office:value-type="float" office:value="193.87">
                <text:p>193.87</text:p>
              </table:table-cell>
              <table:table-cell office:value-type="float" office:value="246.14">
                <text:p>246.14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1.3475">
                <text:p>1.3475</text:p>
                <draw:g>
                  <svg:desc>Лист1.B28:Лист1.O28</svg:desc>
                </draw:g>
              </table:table-cell>
              <table:table-cell office:value-type="float" office:value="4.559079">
                <text:p>4.559079</text:p>
              </table:table-cell>
              <table:table-cell office:value-type="float" office:value="8.47">
                <text:p>8.47</text:p>
              </table:table-cell>
              <table:table-cell office:value-type="float" office:value="37.4675">
                <text:p>37.4675</text:p>
              </table:table-cell>
              <table:table-cell office:value-type="float" office:value="61.605921">
                <text:p>61.605921</text:p>
              </table:table-cell>
              <table:table-cell office:value-type="float" office:value="86.865">
                <text:p>86.865</text:p>
              </table:table-cell>
              <table:table-cell office:value-type="float" office:value="120.2025">
                <text:p>120.2025</text:p>
              </table:table-cell>
              <table:table-cell office:value-type="float" office:value="153.675">
                <text:p>153.675</text:p>
              </table:table-cell>
              <table:table-cell office:value-type="float" office:value="192.0225">
                <text:p>192.0225</text:p>
              </table:table-cell>
              <table:table-cell office:value-type="float" office:value="251.5725">
                <text:p>251.5725</text:p>
              </table:table-cell>
              <table:table-cell office:value-type="float" office:value="293.755">
                <text:p>293.755</text:p>
              </table:table-cell>
              <table:table-cell office:value-type="float" office:value="344.8025">
                <text:p>344.8025</text:p>
              </table:table-cell>
              <table:table-cell office:value-type="float" office:value="404.22">
                <text:p>404.22</text:p>
              </table:table-cell>
              <table:table-cell office:value-type="float" office:value="464.925">
                <text:p>464.925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3.6775">
                <text:p>3.6775</text:p>
                <draw:g>
                  <svg:desc>Лист1.B7:Лист1.O7</svg:desc>
                </draw:g>
              </table:table-cell>
              <table:table-cell office:value-type="float" office:value="3.3625">
                <text:p>3.3625</text:p>
              </table:table-cell>
              <table:table-cell office:value-type="float" office:value="15.595">
                <text:p>15.595</text:p>
              </table:table-cell>
              <table:table-cell office:value-type="float" office:value="23.05">
                <text:p>23.05</text:p>
              </table:table-cell>
              <table:table-cell office:value-type="float" office:value="30.855">
                <text:p>30.855</text:p>
              </table:table-cell>
              <table:table-cell office:value-type="float" office:value="65.0175">
                <text:p>65.0175</text:p>
              </table:table-cell>
              <table:table-cell office:value-type="float" office:value="97.33">
                <text:p>97.33</text:p>
              </table:table-cell>
              <table:table-cell office:value-type="float" office:value="131.8875">
                <text:p>131.8875</text:p>
              </table:table-cell>
              <table:table-cell office:value-type="float" office:value="132.7">
                <text:p>132.7</text:p>
              </table:table-cell>
              <table:table-cell office:value-type="float" office:value="179.0825">
                <text:p>179.0825</text:p>
              </table:table-cell>
              <table:table-cell office:value-type="float" office:value="230.725">
                <text:p>230.725</text:p>
              </table:table-cell>
              <table:table-cell office:value-type="float" office:value="321.6275">
                <text:p>321.6275</text:p>
              </table:table-cell>
              <table:table-cell office:value-type="float" office:value="372.515">
                <text:p>372.515</text:p>
              </table:table-cell>
              <table:table-cell office:value-type="float" office:value="455.5325">
                <text:p>455.5325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1.09">
                <text:p>1.09</text:p>
                <draw:g>
                  <svg:desc>Лист1.B31:Лист1.O31</svg:desc>
                </draw:g>
              </table:table-cell>
              <table:table-cell office:value-type="float" office:value="3.11">
                <text:p>3.11</text:p>
              </table:table-cell>
              <table:table-cell office:value-type="float" office:value="6.2525">
                <text:p>6.2525</text:p>
              </table:table-cell>
              <table:table-cell office:value-type="float" office:value="10.7025">
                <text:p>10.7025</text:p>
              </table:table-cell>
              <table:table-cell office:value-type="float" office:value="16.595">
                <text:p>16.595</text:p>
              </table:table-cell>
              <table:table-cell office:value-type="float" office:value="43.135">
                <text:p>43.135</text:p>
              </table:table-cell>
              <table:table-cell office:value-type="float" office:value="111.3475">
                <text:p>111.3475</text:p>
              </table:table-cell>
              <table:table-cell office:value-type="float" office:value="164.1525">
                <text:p>164.1525</text:p>
              </table:table-cell>
              <table:table-cell office:value-type="float" office:value="168.086711">
                <text:p>168.086711</text:p>
              </table:table-cell>
              <table:table-cell office:value-type="float" office:value="171.960132">
                <text:p>171.960132</text:p>
              </table:table-cell>
              <table:table-cell office:value-type="float" office:value="217.023743">
                <text:p>217.023743</text:p>
              </table:table-cell>
              <table:table-cell office:value-type="float" office:value="334.7975">
                <text:p>334.7975</text:p>
              </table:table-cell>
              <table:table-cell office:value-type="float" office:value="272.623289">
                <text:p>272.623289</text:p>
              </table:table-cell>
              <table:table-cell office:value-type="float" office:value="350.275789">
                <text:p>350.275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